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cc9c5" officeooo:paragraph-rsid="002cc9c5"/>
    </style:style>
    <style:style style:name="P3" style:family="paragraph" style:parent-style-name="Standard">
      <style:text-properties style:font-name="Linux Libertine O" officeooo:rsid="002f29be" officeooo:paragraph-rsid="002f29be"/>
    </style:style>
    <style:style style:name="P4" style:family="paragraph" style:parent-style-name="Standard">
      <style:text-properties style:font-name="Linux Libertine O" officeooo:rsid="00294093" officeooo:paragraph-rsid="002cc9c5"/>
    </style:style>
    <style:style style:name="P5" style:family="paragraph" style:parent-style-name="Standard">
      <style:text-properties officeooo:rsid="002f29be" officeooo:paragraph-rsid="002f29be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f29b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d7776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f29b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2f29be" style:font-name-asian="Noto Sans CJK SC Regular" style:font-size-asian="18.2000007629395pt" style:font-weight-asian="bold" style:font-name-complex="FreeSans1" style:font-size-complex="18.2000007629395pt" style:font-weight-complex="6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Tuna sun-dried tomato pasta</text:span><text:span text:style-name="T3"> (</text:span><text:span text:style-name="T5">1</text:span><text:span text:style-name="T3"> portion; </text:span><text:span text:style-name="T4">1</text:span><text:span text:style-name="T5">0 min</text:span><text:span text:style-name="T3">)</text:span></text:h>
      <text:p text:style-name="P5">Good with capers or olives as well if you like them.</text:p>
      <text:p text:style-name="P5"/>
      <text:p text:style-name="Heading"><text:span text:style-name="T1">For the </text:span><text:span text:style-name="T2">quick food</text:span></text:p>
      <text:p text:style-name="P3">100g wholewheat fusilli</text:p>
      <text:p text:style-name="P2"/>
      <text:p text:style-name="P3">145g tuna in spring water (~100g drained weight)</text:p>
      <text:p text:style-name="P3">4-5 sun dried tomatoes in oil (preferably olive oil), plus a bit of oil from the jar</text:p>
      <text:p text:style-name="P3">1 flat tsp fresh ground black pepper</text:p>
      <text:p text:style-name="P2"/>
      <text:p text:style-name="P2"/>
      <text:p text:style-name="P3">Boil the pasta in a pan. While it’s cooking, drain the tuna and put it in a bowl.</text:p>
      <text:p text:style-name="P3">Grind the pepper over the top and break up any large chunks.</text:p>
      <text:p text:style-name="P3"/>
      <text:p text:style-name="P3">Use kitchen scissors to take a few sun dried tomatoes out of the jar and cut them into 2-4 pieces each. Add them to the bowl and slosh a bit of the oil on top.</text:p>
      <text:p text:style-name="P3"/>
      <text:p text:style-name="P3">Drain the pasta and mix it all together. Nom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02T22:01:30.048618504</dc:date>
    <meta:editing-duration>PT1H8M22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32" meta:character-count="653" meta:non-whitespace-character-count="532"/>
  </office:meta>
</office:document-meta>
</file>